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.404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4.309cm"/>
    </style:style>
    <style:style style:name="co4" style:family="table-column">
      <style:table-column-properties fo:break-before="auto" style:column-width="3.16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4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b0aab" style:text-align-source="fix" style:repeat-content="false" fo:border="0.26pt solid #6b0aab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26pt solid #6b0aab" style:vertical-align="middle"/>
      <style:paragraph-properties fo:text-align="start" fo:margin-left="0cm"/>
      <style:text-properties fo:color="#666666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Movi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Test</text:p>
          </table:table-cell>
        </table:table-row>
        <table:table-row table:style-name="ro2">
          <table:table-cell office:value-type="string" calcext:value-type="string">
            <text:p>{d[i].movieName}</text:p>
          </table:table-cell>
          <table:table-cell office:value-type="string" calcext:value-type="string">
            <text:p>{d[i].actors[i].firstname}</text:p>
          </table:table-cell>
          <table:table-cell office:value-type="string" calcext:value-type="string">
            <text:p>{d[i].actors[i].lastname}</text:p>
          </table:table-cell>
          <table:table-cell office:value-type="string" calcext:value-type="string">
            <text:p>{d[i].actors[i].test}</text:p>
          </table:table-cell>
        </table:table-row>
        <table:table-row table:style-name="ro2">
          <table:table-cell office:value-type="string" calcext:value-type="string">
            <text:p>{d[i+1].movieName}</text:p>
          </table:table-cell>
          <table:table-cell office:value-type="string" calcext:value-type="string">
            <text:p>{d[i+1].actors[i+1].firstname}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00/00/00</text:date>, <text:time style:data-style-name="N2" text:time-value="10:03:11.5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06T15:17:53.658941000</meta:creation-date>
    <dc:date>2022-04-15T10:15:49.629000000</dc:date>
    <meta:editing-duration>PT17M4S</meta:editing-duration>
    <meta:editing-cycles>3</meta:editing-cycles>
    <meta:generator>LibreOffice/7.2.6.2$Windows_X86_64 LibreOffice_project/b0ec3a565991f7569a5a7f5d24fed7f52653d754</meta:generator>
    <meta:document-statistic meta:table-count="1" meta:cell-count="10" meta:object-count="0"/>
  </office:meta>
</office:document-meta>
</file>